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5bc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5bc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5bc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5bc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5bc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5bc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5bc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5bc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5bc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5bc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5bc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5bc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5bc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5bc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5bc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5bc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5bc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ristina Alexandra Da Fonseca Alema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11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846315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aquel Aleman Bout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4631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5.47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